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64E00001C1E7493F6B0.svm"/>
  <manifest:file-entry manifest:media-type="" manifest:full-path="Pictures/2000000700005B29000031ECA55BF257.svm"/>
  <manifest:file-entry manifest:media-type="" manifest:full-path="Pictures/2000000700003C5D000033440327B963.svm"/>
  <manifest:file-entry manifest:media-type="" manifest:full-path="Pictures/2000000700003AEA00002EED00DC2AD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2">
      <style:paragraph-properties fo:break-before="pag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7680952885652875" text:style-name="L1">
        <text:list-item>
          <text:p text:style-name="P1">Creem el repositori</text:p>
        </text:list-item>
        <text:list-item>
          <text:p text:style-name="P1">El clonem amb Github desktop</text:p>
        </text:list-item>
        <text:list-item>
          <text:p text:style-name="P1">Afegim un README.md per fer certs canvis</text:p>
        </text:list-item>
      </text:list>
      <text:p text:style-name="Standard"><draw:frame draw:style-name="fr1" draw:name="gráficos1" text:anchor-type="paragraph" svg:y="0.386cm" svg:width="12.003cm" svg:height="11.195cm" draw:z-index="0"><draw:image xlink:href="Pictures/2000000700003C5D000033440327B963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8713146" text:continue-numbering="true" text:style-name="L1">
        <text:list-item>
          <text:p text:style-name="P1">Afegim un document per documentar totes les passes (el qual serà el .PDF a enviar posteriorment).</text:p>
        </text:list-item>
      </text:list>
      <text:p text:style-name="Standard"><draw:frame draw:style-name="fr1" draw:name="gráficos2" text:anchor-type="paragraph" svg:y="0.113cm" svg:width="11.404cm" svg:height="9.569cm" draw:z-index="1"><draw:image xlink:href="Pictures/2000000700003AEA00002EED00DC2AD1.svm" xlink:type="simple" xlink:show="embed" xlink:actuate="onLoad"/></draw:frame></text:p>
      <text:list xml:id="list8268820423322362616" text:style-name="L2">
        <text:list-item>
          <text:p text:style-name="P4"><draw:frame draw:style-name="fr1" draw:name="gráficos3" text:anchor-type="paragraph" svg:y="0.737cm" svg:width="16.365cm" svg:height="8.961cm" draw:z-index="2"><draw:image xlink:href="Pictures/2000000700005B29000031ECA55BF257.svm" xlink:type="simple" xlink:show="embed" xlink:actuate="onLoad"/></draw:frame>Realitzem alguns canvis al arxiu .odt i tornem a fer un push d'aquest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485953252485979144" text:style-name="L3">
        <text:list-item>
          <text:p text:style-name="P2">Feim un git log per veure els commits que hem realitzat</text:p>
        </text:list-item>
      </text:list>
      <text:p text:style-name="Standard"><draw:frame draw:style-name="fr2" draw:name="gráficos4" text:anchor-type="paragraph" svg:width="16.762cm" svg:height="5.539cm" draw:z-index="3"><draw:image xlink:href="Pictures/200000070000564E00001C1E7493F6B0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816250277252675275" text:style-name="L4">
        <text:list-item>
          <text:p text:style-name="P3">Veim que en el tercer, no hem afegit “feat” al davant del comentari, així que anem a afegir-ho, modificant el commit amb el git rebas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9-30T08:46:59.12</dc:date>
    <dc:creator>Aitor Javier Santaeugenia Marí</dc:creator>
    <meta:editing-duration>PT9M6S</meta:editing-duration>
    <meta:editing-cycles>5</meta:editing-cycles>
    <meta:generator>OpenOffice/4.1.11$Win32 OpenOffice.org_project/4111m1$Build-9808</meta:generator>
    <meta:document-statistic meta:table-count="0" meta:image-count="4" meta:object-count="0" meta:page-count="2" meta:paragraph-count="7" meta:word-count="87" meta:character-count="451"/>
  </office:meta>
</office:document-meta>
</file>